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6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371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826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2.76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5.382cm"/>
    </style:style>
    <style:style style:name="co15" style:family="table-column">
      <style:table-column-properties fo:break-before="auto" style:column-width="4.911cm"/>
    </style:style>
    <style:style style:name="co16" style:family="table-column">
      <style:table-column-properties fo:break-before="auto" style:column-width="6.2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Us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first_name</text:p>
          </table:table-cell>
          <table:table-cell table:style-name="ce1" office:value-type="string">
            <text:p>middle_name</text:p>
          </table:table-cell>
          <table:table-cell table:style-name="ce1" office:value-type="string">
            <text:p>last_nam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guardgroup</text:p>
          </table:table-cell>
          <table:table-cell table:style-name="ce1" office:value-type="string">
            <text:p>birthdate</text:p>
          </table:table-cell>
          <table:table-cell table:style-name="ce1" office:value-type="string">
            <text:p>birthplac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import_code</text:p>
          </table:table-cell>
          <table:table-cell table:style-name="ce1" office:value-type="string">
            <text:p>departments</text:p>
          </table:table-cell>
          <table:table-cell table:style-name="ce1" table:number-columns-repeated="244"/>
        </table:table-row>
        <table:table-row table:style-name="ro1">
          <table:table-cell office:value-type="string">
            <text:p>Evelina</text:p>
          </table:table-cell>
          <table:table-cell/>
          <table:table-cell office:value-type="string">
            <text:p>Aramino</text:p>
          </table:table-cell>
          <table:table-cell office:value-type="string">
            <text:p>evelina.aramin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249"/>
        </table:table-row>
        <table:table-row table:style-name="ro1">
          <table:table-cell office:value-type="string">
            <text:p>Bianca</text:p>
          </table:table-cell>
          <table:table-cell/>
          <table:table-cell office:value-type="string">
            <text:p>Bagalà</text:p>
          </table:table-cell>
          <table:table-cell office:value-type="string">
            <text:p>bianca.bagal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Marina</text:p>
          </table:table-cell>
          <table:table-cell/>
          <table:table-cell office:value-type="string">
            <text:p>Barsotti</text:p>
          </table:table-cell>
          <table:table-cell office:value-type="string">
            <text:p>marina.bars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Donatella</text:p>
          </table:table-cell>
          <table:table-cell/>
          <table:table-cell office:value-type="string">
            <text:p>Biondo</text:p>
          </table:table-cell>
          <table:table-cell office:value-type="string">
            <text:p>donatella.bion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motorie</text:p>
          </table:table-cell>
          <table:table-cell table:number-columns-repeated="244"/>
        </table:table-row>
        <table:table-row table:style-name="ro1">
          <table:table-cell office:value-type="string">
            <text:p>Gianpiero</text:p>
          </table:table-cell>
          <table:table-cell/>
          <table:table-cell office:value-type="string">
            <text:p>Blarasin</text:p>
          </table:table-cell>
          <table:table-cell office:value-type="string">
            <text:p>gianpiero.blarasin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Matilde</text:p>
          </table:table-cell>
          <table:table-cell/>
          <table:table-cell office:value-type="string">
            <text:p>Bomben</text:p>
          </table:table-cell>
          <table:table-cell office:value-type="string">
            <text:p>matilde.bombe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Cristina</text:p>
          </table:table-cell>
          <table:table-cell/>
          <table:table-cell office:value-type="string">
            <text:p>Bonazza</text:p>
          </table:table-cell>
          <table:table-cell office:value-type="string">
            <text:p>cristina.bonazz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Bruna</text:p>
          </table:table-cell>
          <table:table-cell/>
          <table:table-cell office:value-type="string">
            <text:p>Braidotti</text:p>
          </table:table-cell>
          <table:table-cell office:value-type="string">
            <text:p>bruna.braid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Rita</text:p>
          </table:table-cell>
          <table:table-cell/>
          <table:table-cell office:value-type="string">
            <text:p>Bravin</text:p>
          </table:table-cell>
          <table:table-cell office:value-type="string">
            <text:p>dani.brav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Stefano</text:p>
          </table:table-cell>
          <table:table-cell/>
          <table:table-cell office:value-type="string">
            <text:p>Burra</text:p>
          </table:table-cell>
          <table:table-cell office:value-type="string">
            <text:p>stefano.burr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Lucia</text:p>
          </table:table-cell>
          <table:table-cell/>
          <table:table-cell office:value-type="string">
            <text:p>Canciani</text:p>
          </table:table-cell>
          <table:table-cell office:value-type="string">
            <text:p>lucia.cancian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ttd</text:p>
          </table:table-cell>
          <table:table-cell table:number-columns-repeated="244"/>
        </table:table-row>
        <table:table-row table:style-name="ro1">
          <table:table-cell office:value-type="string">
            <text:p>Viviana</text:p>
          </table:table-cell>
          <table:table-cell/>
          <table:table-cell office:value-type="string">
            <text:p>Cecotti</text:p>
          </table:table-cell>
          <table:table-cell office:value-type="string">
            <text:p>viviana.cec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Paolo</text:p>
          </table:table-cell>
          <table:table-cell/>
          <table:table-cell office:value-type="string">
            <text:p>Cicconofri</text:p>
          </table:table-cell>
          <table:table-cell office:value-type="string">
            <text:p>paolo.cicconofr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Annunziata</text:p>
          </table:table-cell>
          <table:table-cell/>
          <table:table-cell office:value-type="string">
            <text:p>Conte</text:p>
          </table:table-cell>
          <table:table-cell office:value-type="string">
            <text:p>annunziata.conte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Sara</text:p>
          </table:table-cell>
          <table:table-cell/>
          <table:table-cell office:value-type="string">
            <text:p>Cover</text:p>
          </table:table-cell>
          <table:table-cell office:value-type="string">
            <text:p>sara.cov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Tiziana</text:p>
          </table:table-cell>
          <table:table-cell/>
          <table:table-cell office:value-type="string">
            <text:p>D'Amico</text:p>
          </table:table-cell>
          <table:table-cell office:value-type="string">
            <text:p>tiziana.damic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Claudia</text:p>
          </table:table-cell>
          <table:table-cell/>
          <table:table-cell office:value-type="string">
            <text:p>De Candido</text:p>
          </table:table-cell>
          <table:table-cell office:value-type="string">
            <text:p>claudia.decandi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ienze</text:p>
          </table:table-cell>
          <table:table-cell table:number-columns-repeated="244"/>
        </table:table-row>
        <table:table-row table:style-name="ro1">
          <table:table-cell office:value-type="string">
            <text:p>Lorena</text:p>
          </table:table-cell>
          <table:table-cell/>
          <table:table-cell office:value-type="string">
            <text:p>De Ros</text:p>
          </table:table-cell>
          <table:table-cell office:value-type="string">
            <text:p>lorena.dero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Marisa</text:p>
          </table:table-cell>
          <table:table-cell/>
          <table:table-cell office:value-type="string">
            <text:p>Del Ben</text:p>
          </table:table-cell>
          <table:table-cell office:value-type="string">
            <text:p>marisa.delbe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Alice</text:p>
          </table:table-cell>
          <table:table-cell/>
          <table:table-cell office:value-type="string">
            <text:p>Della Puppa</text:p>
          </table:table-cell>
          <table:table-cell office:value-type="string">
            <text:p>alice.dellapupp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ienze</text:p>
          </table:table-cell>
          <table:table-cell table:number-columns-repeated="244"/>
        </table:table-row>
        <table:table-row table:style-name="ro1">
          <table:table-cell office:value-type="string">
            <text:p>Sandrino</text:p>
          </table:table-cell>
          <table:table-cell/>
          <table:table-cell office:value-type="string">
            <text:p>Della Puppa Zorz</text:p>
          </table:table-cell>
          <table:table-cell office:value-type="string">
            <text:p>sandrino.dellapupp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Silvana</text:p>
          </table:table-cell>
          <table:table-cell/>
          <table:table-cell office:value-type="string">
            <text:p>Di Fant</text:p>
          </table:table-cell>
          <table:table-cell office:value-type="string">
            <text:p>silvana.difant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Lanfranca</text:p>
          </table:table-cell>
          <table:table-cell/>
          <table:table-cell office:value-type="string">
            <text:p>Di Iulio</text:p>
          </table:table-cell>
          <table:table-cell office:value-type="string">
            <text:p>lanfranca.diiuli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ienze</text:p>
          </table:table-cell>
          <table:table-cell table:number-columns-repeated="244"/>
        </table:table-row>
        <table:table-row table:style-name="ro1">
          <table:table-cell office:value-type="string">
            <text:p>Salvatore</text:p>
          </table:table-cell>
          <table:table-cell/>
          <table:table-cell office:value-type="string">
            <text:p>Di Pasqua</text:p>
          </table:table-cell>
          <table:table-cell office:value-type="string">
            <text:p>salvatore.dipasqu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Gabriele</text:p>
          </table:table-cell>
          <table:table-cell/>
          <table:table-cell office:value-type="string">
            <text:p>Falco</text:p>
          </table:table-cell>
          <table:table-cell office:value-type="string">
            <text:p>gabriele.falc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Mariapia</text:p>
          </table:table-cell>
          <table:table-cell/>
          <table:table-cell office:value-type="string">
            <text:p>Fedato</text:p>
          </table:table-cell>
          <table:table-cell office:value-type="string">
            <text:p>mariapia.fed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Rosario</text:p>
          </table:table-cell>
          <table:table-cell/>
          <table:table-cell office:value-type="string">
            <text:p>Feliciello</text:p>
          </table:table-cell>
          <table:table-cell office:value-type="string">
            <text:p>rosario.feliciell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Silvana</text:p>
          </table:table-cell>
          <table:table-cell/>
          <table:table-cell office:value-type="string">
            <text:p>Fornasier</text:p>
          </table:table-cell>
          <table:table-cell office:value-type="string">
            <text:p>silvana.fornasi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Flavia</text:p>
          </table:table-cell>
          <table:table-cell/>
          <table:table-cell office:value-type="string">
            <text:p>Garlato</text:p>
          </table:table-cell>
          <table:table-cell office:value-type="string">
            <text:p>flavia.garl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Flora</text:p>
          </table:table-cell>
          <table:table-cell/>
          <table:table-cell office:value-type="string">
            <text:p>Garlato</text:p>
          </table:table-cell>
          <table:table-cell office:value-type="string">
            <text:p>flora.garl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Marco</text:p>
          </table:table-cell>
          <table:table-cell/>
          <table:table-cell office:value-type="string">
            <text:p>Giacomini</text:p>
          </table:table-cell>
          <table:table-cell office:value-type="string">
            <text:p>marco.giacomin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Francesco</text:p>
          </table:table-cell>
          <table:table-cell/>
          <table:table-cell office:value-type="string">
            <text:p>Gri</text:p>
          </table:table-cell>
          <table:table-cell office:value-type="string">
            <text:p>francesco.gr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Clara</text:p>
          </table:table-cell>
          <table:table-cell/>
          <table:table-cell office:value-type="string">
            <text:p>Grizzo</text:p>
          </table:table-cell>
          <table:table-cell office:value-type="string">
            <text:p>clara.grizz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Fiorella</text:p>
          </table:table-cell>
          <table:table-cell/>
          <table:table-cell office:value-type="string">
            <text:p>Guiducci</text:p>
          </table:table-cell>
          <table:table-cell office:value-type="string">
            <text:p>fiorella.guiducc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motorie</text:p>
          </table:table-cell>
          <table:table-cell table:number-columns-repeated="244"/>
        </table:table-row>
        <table:table-row table:style-name="ro1">
          <table:table-cell office:value-type="string">
            <text:p>Romualdo</text:p>
          </table:table-cell>
          <table:table-cell/>
          <table:table-cell office:value-type="string">
            <text:p>Ingrasciotta</text:p>
          </table:table-cell>
          <table:table-cell office:value-type="string">
            <text:p>r.ingrasciott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Petra</text:p>
          </table:table-cell>
          <table:table-cell/>
          <table:table-cell office:value-type="string">
            <text:p>Kloetzner</text:p>
          </table:table-cell>
          <table:table-cell office:value-type="string">
            <text:p>petra.kloetzn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Domenico</text:p>
          </table:table-cell>
          <table:table-cell/>
          <table:table-cell office:value-type="string">
            <text:p>Liva</text:p>
          </table:table-cell>
          <table:table-cell office:value-type="string">
            <text:p>domenico.liv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rc</text:p>
          </table:table-cell>
          <table:table-cell table:number-columns-repeated="244"/>
        </table:table-row>
        <table:table-row table:style-name="ro1">
          <table:table-cell office:value-type="string">
            <text:p>Mariarosa</text:p>
          </table:table-cell>
          <table:table-cell/>
          <table:table-cell office:value-type="string">
            <text:p>Maccorin</text:p>
          </table:table-cell>
          <table:table-cell office:value-type="string">
            <text:p>mariarosa.maccor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Livio</text:p>
          </table:table-cell>
          <table:table-cell/>
          <table:table-cell office:value-type="string">
            <text:p>Manfrin</text:p>
          </table:table-cell>
          <table:table-cell office:value-type="string">
            <text:p>livio.manfrin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Laura</text:p>
          </table:table-cell>
          <table:table-cell/>
          <table:table-cell office:value-type="string">
            <text:p>Mariuzzi</text:p>
          </table:table-cell>
          <table:table-cell office:value-type="string">
            <text:p>laura.mariuzz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Gabriella</text:p>
          </table:table-cell>
          <table:table-cell/>
          <table:table-cell office:value-type="string">
            <text:p>Martini</text:p>
          </table:table-cell>
          <table:table-cell office:value-type="string">
            <text:p>gabriella.martin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ttd</text:p>
          </table:table-cell>
          <table:table-cell table:number-columns-repeated="244"/>
        </table:table-row>
        <table:table-row table:style-name="ro1">
          <table:table-cell office:value-type="string">
            <text:p>Maria Elena</text:p>
          </table:table-cell>
          <table:table-cell/>
          <table:table-cell office:value-type="string">
            <text:p>Monti</text:p>
          </table:table-cell>
          <table:table-cell office:value-type="string">
            <text:p>elena.mon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Paola</text:p>
          </table:table-cell>
          <table:table-cell/>
          <table:table-cell office:value-type="string">
            <text:p>Mores</text:p>
          </table:table-cell>
          <table:table-cell office:value-type="string">
            <text:p>paola.more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Raffaela</text:p>
          </table:table-cell>
          <table:table-cell/>
          <table:table-cell office:value-type="string">
            <text:p>Muzzo</text:p>
          </table:table-cell>
          <table:table-cell office:value-type="string">
            <text:p>raffaela.muzz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Fabio</text:p>
          </table:table-cell>
          <table:table-cell/>
          <table:table-cell office:value-type="string">
            <text:p>Naibo</text:p>
          </table:table-cell>
          <table:table-cell office:value-type="string">
            <text:p>fabio.naib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Sabrina</text:p>
          </table:table-cell>
          <table:table-cell/>
          <table:table-cell office:value-type="string">
            <text:p>Parutta</text:p>
          </table:table-cell>
          <table:table-cell office:value-type="string">
            <text:p>sabrina.parutt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Roberto</text:p>
          </table:table-cell>
          <table:table-cell/>
          <table:table-cell office:value-type="string">
            <text:p>Petracco</text:p>
          </table:table-cell>
          <table:table-cell office:value-type="string">
            <text:p>roberto.petracc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Sonja</text:p>
          </table:table-cell>
          <table:table-cell/>
          <table:table-cell office:value-type="string">
            <text:p>Pin</text:p>
          </table:table-cell>
          <table:table-cell office:value-type="string">
            <text:p>sonja.p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Erika</text:p>
          </table:table-cell>
          <table:table-cell/>
          <table:table-cell office:value-type="string">
            <text:p>Protti</text:p>
          </table:table-cell>
          <table:table-cell office:value-type="string">
            <text:p>erika.pr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Piercarlo</text:p>
          </table:table-cell>
          <table:table-cell/>
          <table:table-cell office:value-type="string">
            <text:p>Roncarati</text:p>
          </table:table-cell>
          <table:table-cell office:value-type="string">
            <text:p>piercarlo.roncarat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motorie</text:p>
          </table:table-cell>
          <table:table-cell table:number-columns-repeated="244"/>
        </table:table-row>
        <table:table-row table:style-name="ro1">
          <table:table-cell office:value-type="string">
            <text:p>Omero</text:p>
          </table:table-cell>
          <table:table-cell/>
          <table:table-cell office:value-type="string">
            <text:p>Ronchese</text:p>
          </table:table-cell>
          <table:table-cell office:value-type="string">
            <text:p>omero.ronchese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Fiorel</text:p>
          </table:table-cell>
          <table:table-cell/>
          <table:table-cell office:value-type="string">
            <text:p>Sacilotto</text:p>
          </table:table-cell>
          <table:table-cell office:value-type="string">
            <text:p>miriam.sacilot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Livio</text:p>
          </table:table-cell>
          <table:table-cell/>
          <table:table-cell office:value-type="string">
            <text:p>Sartor</text:p>
          </table:table-cell>
          <table:table-cell office:value-type="string">
            <text:p>mario.sartor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249"/>
        </table:table-row>
        <table:table-row table:style-name="ro1">
          <table:table-cell office:value-type="string">
            <text:p>Angela</text:p>
          </table:table-cell>
          <table:table-cell/>
          <table:table-cell office:value-type="string">
            <text:p>Serinelli</text:p>
          </table:table-cell>
          <table:table-cell office:value-type="string">
            <text:p>angela.serinell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Mariagrazia</text:p>
          </table:table-cell>
          <table:table-cell/>
          <table:table-cell office:value-type="string">
            <text:p>Serratore</text:p>
          </table:table-cell>
          <table:table-cell office:value-type="string">
            <text:p>m.serratore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Daniela</text:p>
          </table:table-cell>
          <table:table-cell/>
          <table:table-cell office:value-type="string">
            <text:p>Sfreddo</text:p>
          </table:table-cell>
          <table:table-cell office:value-type="string">
            <text:p>daniela.sfred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Antonio</text:p>
          </table:table-cell>
          <table:table-cell/>
          <table:table-cell office:value-type="string">
            <text:p>Sorella</text:p>
          </table:table-cell>
          <table:table-cell office:value-type="string">
            <text:p>antonio.sorell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Marco</text:p>
          </table:table-cell>
          <table:table-cell/>
          <table:table-cell office:value-type="string">
            <text:p>Tagliapietra</text:p>
          </table:table-cell>
          <table:table-cell office:value-type="string">
            <text:p>marco.tagliapietr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rc</text:p>
          </table:table-cell>
          <table:table-cell table:number-columns-repeated="244"/>
        </table:table-row>
        <table:table-row table:style-name="ro1">
          <table:table-cell office:value-type="string">
            <text:p>Loris</text:p>
          </table:table-cell>
          <table:table-cell/>
          <table:table-cell office:value-type="string">
            <text:p>Tissino</text:p>
          </table:table-cell>
          <table:table-cell office:value-type="string">
            <text:p>loris.tissin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Elisabetta</text:p>
          </table:table-cell>
          <table:table-cell/>
          <table:table-cell office:value-type="string">
            <text:p>Tonon</text:p>
          </table:table-cell>
          <table:table-cell office:value-type="string">
            <text:p>elisabetta.tono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Rita</text:p>
          </table:table-cell>
          <table:table-cell/>
          <table:table-cell office:value-type="string">
            <text:p>Tonus</text:p>
          </table:table-cell>
          <table:table-cell office:value-type="string">
            <text:p>rita.tonu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Luciana</text:p>
          </table:table-cell>
          <table:table-cell/>
          <table:table-cell office:value-type="string">
            <text:p>Turrin</text:p>
          </table:table-cell>
          <table:table-cell office:value-type="string">
            <text:p>luciana.turr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Nunzia</text:p>
          </table:table-cell>
          <table:table-cell/>
          <table:table-cell office:value-type="string">
            <text:p>Venuti</text:p>
          </table:table-cell>
          <table:table-cell office:value-type="string">
            <text:p>nunzia.venu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Tiziana</text:p>
          </table:table-cell>
          <table:table-cell/>
          <table:table-cell office:value-type="string">
            <text:p>Viel</text:p>
          </table:table-cell>
          <table:table-cell office:value-type="string">
            <text:p>tiziana.viel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Adriana</text:p>
          </table:table-cell>
          <table:table-cell/>
          <table:table-cell office:value-type="string">
            <text:p>Zanetti</text:p>
          </table:table-cell>
          <table:table-cell office:value-type="string">
            <text:p>adriana.zane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</table:table>
      <table:table table:name="Appointments" table:style-name="ta1" table:print="false">
        <office:forms form:automatic-focus="false" form:apply-design-mode="false"/>
        <table:table-column table:style-name="co6" table:default-cell-style-name="Default"/>
        <table:table-column table:style-name="co5" table:number-columns-repeated="255" table:default-cell-style-name="Default"/>
        <table:table-row table:style-name="ro1">
          <table:table-cell table:style-name="ce1" office:value-type="string">
            <text:p>username</text:p>
          </table:table-cell>
          <table:table-cell table:style-name="ce1" office:value-type="string">
            <text:p>schoolclass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year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4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5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5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3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3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4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tilde.bomben</text:p>
          </table:table-cell>
          <table:table-cell office:value-type="string">
            <text:p>4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tilde.bomben</text:p>
          </table:table-cell>
          <table:table-cell office:value-type="string">
            <text:p>3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tefano.burra</text:p>
          </table:table-cell>
          <table:table-cell office:value-type="string">
            <text:p>5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tefano.burra</text:p>
          </table:table-cell>
          <table:table-cell office:value-type="string">
            <text:p>2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B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C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A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B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C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A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3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2E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4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5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2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1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3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1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4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3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2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C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2C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G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D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2D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3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5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1Z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C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D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C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G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D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A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5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1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2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2E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1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2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1E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5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difant</text:p>
          </table:table-cell>
          <table:table-cell office:value-type="string">
            <text:p>5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difant</text:p>
          </table:table-cell>
          <table:table-cell office:value-type="string">
            <text:p>5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A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1B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1A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2E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4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2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2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4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3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sario.feliciello</text:p>
          </table:table-cell>
          <table:table-cell office:value-type="string">
            <text:p>1A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5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2B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4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3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3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4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3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4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5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4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3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5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3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4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A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B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C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A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D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C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B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1G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3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5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5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1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2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4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5D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1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1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2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2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rosa.maccorin</text:p>
          </table:table-cell>
          <table:table-cell office:value-type="string">
            <text:p>1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rosa.maccorin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5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5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1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2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4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3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2D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D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E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2E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G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4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5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2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2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1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1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5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3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2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4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abio.naibo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abio.naibo</text:p>
          </table:table-cell>
          <table:table-cell office:value-type="string">
            <text:p>2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5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G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2E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E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berto.petracco</text:p>
          </table:table-cell>
          <table:table-cell office:value-type="string">
            <text:p>5D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berto.petracco</text:p>
          </table:table-cell>
          <table:table-cell office:value-type="string">
            <text:p>5C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onja.pin</text:p>
          </table:table-cell>
          <table:table-cell office:value-type="string">
            <text:p>1E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onja.pin</text:p>
          </table:table-cell>
          <table:table-cell office:value-type="string">
            <text:p>2E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4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3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D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1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3AP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4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3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1D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C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5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omero.ronchese</text:p>
          </table:table-cell>
          <table:table-cell office:value-type="string">
            <text:p>4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gela.serinelli</text:p>
          </table:table-cell>
          <table:table-cell office:value-type="string">
            <text:p>5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3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4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aniela.sfreddo</text:p>
          </table:table-cell>
          <table:table-cell office:value-type="string">
            <text:p>4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2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4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2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1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1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5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E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2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2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G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4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5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3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B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C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3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5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3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5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3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4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2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1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2">
          <table:table-cell office:value-type="string">
            <text:p>bianca.bagala</text:p>
          </table:table-cell>
          <table:table-cell office:value-type="string">
            <text:p>4BP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bianca.bagala</text:p>
          </table:table-cell>
          <table:table-cell office:value-type="string">
            <text:p>5AP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bianca.bagala</text:p>
          </table:table-cell>
          <table:table-cell office:value-type="string">
            <text:p>5BP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bianca.bagala</text:p>
          </table:table-cell>
          <table:table-cell office:value-type="string">
            <text:p>3AP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bianca.bagala</text:p>
          </table:table-cell>
          <table:table-cell office:value-type="string">
            <text:p>3BP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bianca.bagala</text:p>
          </table:table-cell>
          <table:table-cell office:value-type="string">
            <text:p>4AP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tilde.bomben</text:p>
          </table:table-cell>
          <table:table-cell office:value-type="string">
            <text:p>4B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tilde.bomben</text:p>
          </table:table-cell>
          <table:table-cell office:value-type="string">
            <text:p>3AP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tefano.burra</text:p>
          </table:table-cell>
          <table:table-cell office:value-type="string">
            <text:p>5D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tefano.burra</text:p>
          </table:table-cell>
          <table:table-cell office:value-type="string">
            <text:p>2B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canciani</text:p>
          </table:table-cell>
          <table:table-cell office:value-type="string">
            <text:p>2BI</text:p>
          </table:table-cell>
          <table:table-cell office:value-type="string">
            <text:p>TR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canciani</text:p>
          </table:table-cell>
          <table:table-cell office:value-type="string">
            <text:p>2CI</text:p>
          </table:table-cell>
          <table:table-cell office:value-type="string">
            <text:p>TR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canciani</text:p>
          </table:table-cell>
          <table:table-cell office:value-type="string">
            <text:p>1AI</text:p>
          </table:table-cell>
          <table:table-cell office:value-type="string">
            <text:p>TR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canciani</text:p>
          </table:table-cell>
          <table:table-cell office:value-type="string">
            <text:p>1BI</text:p>
          </table:table-cell>
          <table:table-cell office:value-type="string">
            <text:p>TR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canciani</text:p>
          </table:table-cell>
          <table:table-cell office:value-type="string">
            <text:p>1CI</text:p>
          </table:table-cell>
          <table:table-cell office:value-type="string">
            <text:p>TR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canciani</text:p>
          </table:table-cell>
          <table:table-cell office:value-type="string">
            <text:p>2AI</text:p>
          </table:table-cell>
          <table:table-cell office:value-type="string">
            <text:p>TR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viviana.cecotti</text:p>
          </table:table-cell>
          <table:table-cell office:value-type="string">
            <text:p>3AP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o.cicconofri</text:p>
          </table:table-cell>
          <table:table-cell office:value-type="string">
            <text:p>4C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nnunziata.conte</text:p>
          </table:table-cell>
          <table:table-cell office:value-type="string">
            <text:p>2E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ra.cover</text:p>
          </table:table-cell>
          <table:table-cell office:value-type="string">
            <text:p>4B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ra.cover</text:p>
          </table:table-cell>
          <table:table-cell office:value-type="string">
            <text:p>5B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ra.cover</text:p>
          </table:table-cell>
          <table:table-cell office:value-type="string">
            <text:p>2B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ra.cover</text:p>
          </table:table-cell>
          <table:table-cell office:value-type="string">
            <text:p>1B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ra.cover</text:p>
          </table:table-cell>
          <table:table-cell office:value-type="string">
            <text:p>3B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tiziana.damico</text:p>
          </table:table-cell>
          <table:table-cell office:value-type="string">
            <text:p>1A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tiziana.damico</text:p>
          </table:table-cell>
          <table:table-cell office:value-type="string">
            <text:p>4A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tiziana.damico</text:p>
          </table:table-cell>
          <table:table-cell office:value-type="string">
            <text:p>3A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tiziana.damico</text:p>
          </table:table-cell>
          <table:table-cell office:value-type="string">
            <text:p>2A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udia.decandido</text:p>
          </table:table-cell>
          <table:table-cell office:value-type="string">
            <text:p>1CI</text:p>
          </table:table-cell>
          <table:table-cell office:value-type="string">
            <text:p>SDM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udia.decandido</text:p>
          </table:table-cell>
          <table:table-cell office:value-type="string">
            <text:p>2CI</text:p>
          </table:table-cell>
          <table:table-cell office:value-type="string">
            <text:p>SDM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udia.decandido</text:p>
          </table:table-cell>
          <table:table-cell office:value-type="string">
            <text:p>1GI</text:p>
          </table:table-cell>
          <table:table-cell office:value-type="string">
            <text:p>SDM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udia.decandido</text:p>
          </table:table-cell>
          <table:table-cell office:value-type="string">
            <text:p>1DI</text:p>
          </table:table-cell>
          <table:table-cell office:value-type="string">
            <text:p>SDM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udia.decandido</text:p>
          </table:table-cell>
          <table:table-cell office:value-type="string">
            <text:p>2DI</text:p>
          </table:table-cell>
          <table:table-cell office:value-type="string">
            <text:p>SDM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isa.delben</text:p>
          </table:table-cell>
          <table:table-cell office:value-type="string">
            <text:p>3C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isa.delben</text:p>
          </table:table-cell>
          <table:table-cell office:value-type="string">
            <text:p>5C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isa.delben</text:p>
          </table:table-cell>
          <table:table-cell office:value-type="string">
            <text:p>1Z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lice.dellapuppa</text:p>
          </table:table-cell>
          <table:table-cell office:value-type="string">
            <text:p>2CI</text:p>
          </table:table-cell>
          <table:table-cell office:value-type="string">
            <text:p>SDN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lice.dellapuppa</text:p>
          </table:table-cell>
          <table:table-cell office:value-type="string">
            <text:p>1DI</text:p>
          </table:table-cell>
          <table:table-cell office:value-type="string">
            <text:p>SDN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lice.dellapuppa</text:p>
          </table:table-cell>
          <table:table-cell office:value-type="string">
            <text:p>1CI</text:p>
          </table:table-cell>
          <table:table-cell office:value-type="string">
            <text:p>SDN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lice.dellapuppa</text:p>
          </table:table-cell>
          <table:table-cell office:value-type="string">
            <text:p>1GI</text:p>
          </table:table-cell>
          <table:table-cell office:value-type="string">
            <text:p>SDN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lice.dellapuppa</text:p>
          </table:table-cell>
          <table:table-cell office:value-type="string">
            <text:p>2DI</text:p>
          </table:table-cell>
          <table:table-cell office:value-type="string">
            <text:p>SDN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lice.dellapuppa</text:p>
          </table:table-cell>
          <table:table-cell office:value-type="string">
            <text:p>2AI</text:p>
          </table:table-cell>
          <table:table-cell office:value-type="string">
            <text:p>SDN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ndrino.dellapuppa</text:p>
          </table:table-cell>
          <table:table-cell office:value-type="string">
            <text:p>5D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ndrino.dellapuppa</text:p>
          </table:table-cell>
          <table:table-cell office:value-type="string">
            <text:p>1D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ndrino.dellapuppa</text:p>
          </table:table-cell>
          <table:table-cell office:value-type="string">
            <text:p>2D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ndrino.dellapuppa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orena.deros</text:p>
          </table:table-cell>
          <table:table-cell office:value-type="string">
            <text:p>2E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orena.deros</text:p>
          </table:table-cell>
          <table:table-cell office:value-type="string">
            <text:p>1D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orena.deros</text:p>
          </table:table-cell>
          <table:table-cell office:value-type="string">
            <text:p>2D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orena.deros</text:p>
          </table:table-cell>
          <table:table-cell office:value-type="string">
            <text:p>1E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orena.deros</text:p>
          </table:table-cell>
          <table:table-cell office:value-type="string">
            <text:p>5A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ilvana.difant</text:p>
          </table:table-cell>
          <table:table-cell office:value-type="string">
            <text:p>5AP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ilvana.difant</text:p>
          </table:table-cell>
          <table:table-cell office:value-type="string">
            <text:p>5B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anfranca.diiulio</text:p>
          </table:table-cell>
          <table:table-cell office:value-type="string">
            <text:p>2AI</text:p>
          </table:table-cell>
          <table:table-cell office:value-type="string">
            <text:p>SDM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anfranca.diiulio</text:p>
          </table:table-cell>
          <table:table-cell office:value-type="string">
            <text:p>1BI</text:p>
          </table:table-cell>
          <table:table-cell office:value-type="string">
            <text:p>SDN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N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M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anfranca.diiulio</text:p>
          </table:table-cell>
          <table:table-cell office:value-type="string">
            <text:p>1AI</text:p>
          </table:table-cell>
          <table:table-cell office:value-type="string">
            <text:p>SDM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lvatore.dipasqua</text:p>
          </table:table-cell>
          <table:table-cell office:value-type="string">
            <text:p>2E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lvatore.dipasqua</text:p>
          </table:table-cell>
          <table:table-cell office:value-type="string">
            <text:p>4C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gabriele.falco</text:p>
          </table:table-cell>
          <table:table-cell office:value-type="string">
            <text:p>1B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gabriele.falco</text:p>
          </table:table-cell>
          <table:table-cell office:value-type="string">
            <text:p>2B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iapia.fedato</text:p>
          </table:table-cell>
          <table:table-cell office:value-type="string">
            <text:p>2B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iapia.fedato</text:p>
          </table:table-cell>
          <table:table-cell office:value-type="string">
            <text:p>4B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iapia.fedato</text:p>
          </table:table-cell>
          <table:table-cell office:value-type="string">
            <text:p>3B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rosario.feliciello</text:p>
          </table:table-cell>
          <table:table-cell office:value-type="string">
            <text:p>1AI</text:p>
          </table:table-cell>
          <table:table-cell office:value-type="string">
            <text:p>SDN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ilvana.fornasier</text:p>
          </table:table-cell>
          <table:table-cell office:value-type="string">
            <text:p>5BP</text:p>
          </table:table-cell>
          <table:table-cell office:value-type="string">
            <text:p>DE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ilvana.fornasier</text:p>
          </table:table-cell>
          <table:table-cell office:value-type="string">
            <text:p>2BI</text:p>
          </table:table-cell>
          <table:table-cell office:value-type="string">
            <text:p>DE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ilvana.fornasier</text:p>
          </table:table-cell>
          <table:table-cell office:value-type="string">
            <text:p>4BP</text:p>
          </table:table-cell>
          <table:table-cell office:value-type="string">
            <text:p>DE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ilvana.fornasier</text:p>
          </table:table-cell>
          <table:table-cell office:value-type="string">
            <text:p>3BP</text:p>
          </table:table-cell>
          <table:table-cell office:value-type="string">
            <text:p>DE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lavia.garlato</text:p>
          </table:table-cell>
          <table:table-cell office:value-type="string">
            <text:p>5AI</text:p>
          </table:table-cell>
          <table:table-cell office:value-type="string">
            <text:p>DE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lavia.garlato</text:p>
          </table:table-cell>
          <table:table-cell office:value-type="string">
            <text:p>5AP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lavia.garlato</text:p>
          </table:table-cell>
          <table:table-cell office:value-type="string">
            <text:p>3AP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lavia.garlato</text:p>
          </table:table-cell>
          <table:table-cell office:value-type="string">
            <text:p>4AI</text:p>
          </table:table-cell>
          <table:table-cell office:value-type="string">
            <text:p>DE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lavia.garlato</text:p>
          </table:table-cell>
          <table:table-cell office:value-type="string">
            <text:p>5B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lavia.garlato</text:p>
          </table:table-cell>
          <table:table-cell office:value-type="string">
            <text:p>3AI</text:p>
          </table:table-cell>
          <table:table-cell office:value-type="string">
            <text:p>DE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lavia.garlato</text:p>
          </table:table-cell>
          <table:table-cell office:value-type="string">
            <text:p>4AP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co.giacomini</text:p>
          </table:table-cell>
          <table:table-cell office:value-type="string">
            <text:p>5AP</text:p>
          </table:table-cell>
          <table:table-cell office:value-type="string">
            <text:p>IN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co.giacomini</text:p>
          </table:table-cell>
          <table:table-cell office:value-type="string">
            <text:p>4AP</text:p>
          </table:table-cell>
          <table:table-cell office:value-type="string">
            <text:p>IN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co.giacomini</text:p>
          </table:table-cell>
          <table:table-cell office:value-type="string">
            <text:p>3AP</text:p>
          </table:table-cell>
          <table:table-cell office:value-type="string">
            <text:p>IN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rancesco.gri</text:p>
          </table:table-cell>
          <table:table-cell office:value-type="string">
            <text:p>5BP</text:p>
          </table:table-cell>
          <table:table-cell office:value-type="string">
            <text:p>IN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rancesco.gri</text:p>
          </table:table-cell>
          <table:table-cell office:value-type="string">
            <text:p>3BP</text:p>
          </table:table-cell>
          <table:table-cell office:value-type="string">
            <text:p>IN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rancesco.gri</text:p>
          </table:table-cell>
          <table:table-cell office:value-type="string">
            <text:p>4BP</text:p>
          </table:table-cell>
          <table:table-cell office:value-type="string">
            <text:p>IN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ra.grizzo</text:p>
          </table:table-cell>
          <table:table-cell office:value-type="string">
            <text:p>5AI</text:p>
          </table:table-cell>
          <table:table-cell office:value-type="string">
            <text:p>LAB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ra.grizzo</text:p>
          </table:table-cell>
          <table:table-cell office:value-type="string">
            <text:p>5BI</text:p>
          </table:table-cell>
          <table:table-cell office:value-type="string">
            <text:p>LAB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ra.grizzo</text:p>
          </table:table-cell>
          <table:table-cell office:value-type="string">
            <text:p>4CI</text:p>
          </table:table-cell>
          <table:table-cell office:value-type="string">
            <text:p>LAB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ra.grizzo</text:p>
          </table:table-cell>
          <table:table-cell office:value-type="string">
            <text:p>4AI</text:p>
          </table:table-cell>
          <table:table-cell office:value-type="string">
            <text:p>LAB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ra.grizzo</text:p>
          </table:table-cell>
          <table:table-cell office:value-type="string">
            <text:p>5DI</text:p>
          </table:table-cell>
          <table:table-cell office:value-type="string">
            <text:p>LAB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ra.grizzo</text:p>
          </table:table-cell>
          <table:table-cell office:value-type="string">
            <text:p>5CI</text:p>
          </table:table-cell>
          <table:table-cell office:value-type="string">
            <text:p>LAB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clara.grizzo</text:p>
          </table:table-cell>
          <table:table-cell office:value-type="string">
            <text:p>4BI</text:p>
          </table:table-cell>
          <table:table-cell office:value-type="string">
            <text:p>LAB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r.ingrasciotta</text:p>
          </table:table-cell>
          <table:table-cell office:value-type="string">
            <text:p>1G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r.ingrasciotta</text:p>
          </table:table-cell>
          <table:table-cell office:value-type="string">
            <text:p>3BP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r.ingrasciotta</text:p>
          </table:table-cell>
          <table:table-cell office:value-type="string">
            <text:p>5BP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etra.kloetzner</text:p>
          </table:table-cell>
          <table:table-cell office:value-type="string">
            <text:p>5C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etra.kloetzner</text:p>
          </table:table-cell>
          <table:table-cell office:value-type="string">
            <text:p>1C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etra.kloetzner</text:p>
          </table:table-cell>
          <table:table-cell office:value-type="string">
            <text:p>2C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etra.kloetzner</text:p>
          </table:table-cell>
          <table:table-cell office:value-type="string">
            <text:p>4C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etra.kloetzner</text:p>
          </table:table-cell>
          <table:table-cell office:value-type="string">
            <text:p>5D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3BP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4A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5B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4C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4B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4BP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1B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1A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5A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3B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3AP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2A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5BP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4AP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2B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5AP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3A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omenico.liva</text:p>
          </table:table-cell>
          <table:table-cell office:value-type="string">
            <text:p>5C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iarosa.maccorin</text:p>
          </table:table-cell>
          <table:table-cell office:value-type="string">
            <text:p>1DI</text:p>
          </table:table-cell>
          <table:table-cell office:value-type="string">
            <text:p>FR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iarosa.maccorin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aura.mariuzzi</text:p>
          </table:table-cell>
          <table:table-cell office:value-type="string">
            <text:p>5A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aura.mariuzzi</text:p>
          </table:table-cell>
          <table:table-cell office:value-type="string">
            <text:p>5B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aura.mariuzzi</text:p>
          </table:table-cell>
          <table:table-cell office:value-type="string">
            <text:p>1A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aura.mariuzzi</text:p>
          </table:table-cell>
          <table:table-cell office:value-type="string">
            <text:p>2A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aura.mariuzzi</text:p>
          </table:table-cell>
          <table:table-cell office:value-type="string">
            <text:p>4A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aura.mariuzzi</text:p>
          </table:table-cell>
          <table:table-cell office:value-type="string">
            <text:p>3A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gabriella.martini</text:p>
          </table:table-cell>
          <table:table-cell office:value-type="string">
            <text:p>2DI</text:p>
          </table:table-cell>
          <table:table-cell office:value-type="string">
            <text:p>TR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gabriella.martini</text:p>
          </table:table-cell>
          <table:table-cell office:value-type="string">
            <text:p>1DI</text:p>
          </table:table-cell>
          <table:table-cell office:value-type="string">
            <text:p>TR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gabriella.martini</text:p>
          </table:table-cell>
          <table:table-cell office:value-type="string">
            <text:p>1EI</text:p>
          </table:table-cell>
          <table:table-cell office:value-type="string">
            <text:p>TR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gabriella.martini</text:p>
          </table:table-cell>
          <table:table-cell office:value-type="string">
            <text:p>2EI</text:p>
          </table:table-cell>
          <table:table-cell office:value-type="string">
            <text:p>TR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gabriella.martini</text:p>
          </table:table-cell>
          <table:table-cell office:value-type="string">
            <text:p>1GI</text:p>
          </table:table-cell>
          <table:table-cell office:value-type="string">
            <text:p>TR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lena.monti</text:p>
          </table:table-cell>
          <table:table-cell office:value-type="string">
            <text:p>4C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lena.monti</text:p>
          </table:table-cell>
          <table:table-cell office:value-type="string">
            <text:p>5C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lena.monti</text:p>
          </table:table-cell>
          <table:table-cell office:value-type="string">
            <text:p>2D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lena.monti</text:p>
          </table:table-cell>
          <table:table-cell office:value-type="string">
            <text:p>2C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lena.monti</text:p>
          </table:table-cell>
          <table:table-cell office:value-type="string">
            <text:p>1D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lena.monti</text:p>
          </table:table-cell>
          <table:table-cell office:value-type="string">
            <text:p>1C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a.mores</text:p>
          </table:table-cell>
          <table:table-cell office:value-type="string">
            <text:p>2B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a.mores</text:p>
          </table:table-cell>
          <table:table-cell office:value-type="string">
            <text:p>1B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raffaela.muzzo</text:p>
          </table:table-cell>
          <table:table-cell office:value-type="string">
            <text:p>5AP</text:p>
          </table:table-cell>
          <table:table-cell office:value-type="string">
            <text:p>DE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raffaela.muzzo</text:p>
          </table:table-cell>
          <table:table-cell office:value-type="string">
            <text:p>3AP</text:p>
          </table:table-cell>
          <table:table-cell office:value-type="string">
            <text:p>DE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raffaela.muzzo</text:p>
          </table:table-cell>
          <table:table-cell office:value-type="string">
            <text:p>2AI</text:p>
          </table:table-cell>
          <table:table-cell office:value-type="string">
            <text:p>DE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raffaela.muzzo</text:p>
          </table:table-cell>
          <table:table-cell office:value-type="string">
            <text:p>4AP</text:p>
          </table:table-cell>
          <table:table-cell office:value-type="string">
            <text:p>DE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abio.naibo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fabio.naibo</text:p>
          </table:table-cell>
          <table:table-cell office:value-type="string">
            <text:p>2E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brina.parutta</text:p>
          </table:table-cell>
          <table:table-cell office:value-type="string">
            <text:p>1B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brina.parutta</text:p>
          </table:table-cell>
          <table:table-cell office:value-type="string">
            <text:p>5D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brina.parutta</text:p>
          </table:table-cell>
          <table:table-cell office:value-type="string">
            <text:p>1G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brina.parutta</text:p>
          </table:table-cell>
          <table:table-cell office:value-type="string">
            <text:p>2E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abrina.parutta</text:p>
          </table:table-cell>
          <table:table-cell office:value-type="string">
            <text:p>1EI</text:p>
          </table:table-cell>
          <table:table-cell office:value-type="string">
            <text:p>IN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roberto.petracco</text:p>
          </table:table-cell>
          <table:table-cell office:value-type="string">
            <text:p>5DI</text:p>
          </table:table-cell>
          <table:table-cell office:value-type="string">
            <text:p>GE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roberto.petracco</text:p>
          </table:table-cell>
          <table:table-cell office:value-type="string">
            <text:p>5CI</text:p>
          </table:table-cell>
          <table:table-cell office:value-type="string">
            <text:p>GE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onja.pin</text:p>
          </table:table-cell>
          <table:table-cell office:value-type="string">
            <text:p>1E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sonja.pin</text:p>
          </table:table-cell>
          <table:table-cell office:value-type="string">
            <text:p>2EI</text:p>
          </table:table-cell>
          <table:table-cell office:value-type="string">
            <text:p>TED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rika.protti</text:p>
          </table:table-cell>
          <table:table-cell office:value-type="string">
            <text:p>4A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rika.protti</text:p>
          </table:table-cell>
          <table:table-cell office:value-type="string">
            <text:p>3A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iercarlo.roncarati</text:p>
          </table:table-cell>
          <table:table-cell office:value-type="string">
            <text:p>2DI</text:p>
          </table:table-cell>
          <table:table-cell office:value-type="string">
            <text:p>ED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iercarlo.roncarati</text:p>
          </table:table-cell>
          <table:table-cell office:value-type="string">
            <text:p>2AI</text:p>
          </table:table-cell>
          <table:table-cell office:value-type="string">
            <text:p>ED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iercarlo.roncarati</text:p>
          </table:table-cell>
          <table:table-cell office:value-type="string">
            <text:p>1AI</text:p>
          </table:table-cell>
          <table:table-cell office:value-type="string">
            <text:p>ED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iercarlo.roncarati</text:p>
          </table:table-cell>
          <table:table-cell office:value-type="string">
            <text:p>3AP</text:p>
          </table:table-cell>
          <table:table-cell office:value-type="string">
            <text:p>ED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iercarlo.roncarati</text:p>
          </table:table-cell>
          <table:table-cell office:value-type="string">
            <text:p>4BI</text:p>
          </table:table-cell>
          <table:table-cell office:value-type="string">
            <text:p>ED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iercarlo.roncarati</text:p>
          </table:table-cell>
          <table:table-cell office:value-type="string">
            <text:p>3BI</text:p>
          </table:table-cell>
          <table:table-cell office:value-type="string">
            <text:p>ED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iercarlo.roncarati</text:p>
          </table:table-cell>
          <table:table-cell office:value-type="string">
            <text:p>1DI</text:p>
          </table:table-cell>
          <table:table-cell office:value-type="string">
            <text:p>ED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iercarlo.roncarati</text:p>
          </table:table-cell>
          <table:table-cell office:value-type="string">
            <text:p>2BI</text:p>
          </table:table-cell>
          <table:table-cell office:value-type="string">
            <text:p>ED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iercarlo.roncarati</text:p>
          </table:table-cell>
          <table:table-cell office:value-type="string">
            <text:p>2CI</text:p>
          </table:table-cell>
          <table:table-cell office:value-type="string">
            <text:p>ED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piercarlo.roncarati</text:p>
          </table:table-cell>
          <table:table-cell office:value-type="string">
            <text:p>5AI</text:p>
          </table:table-cell>
          <table:table-cell office:value-type="string">
            <text:p>EDF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omero.ronchese</text:p>
          </table:table-cell>
          <table:table-cell office:value-type="string">
            <text:p>4BP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ngela.serinelli</text:p>
          </table:table-cell>
          <table:table-cell office:value-type="string">
            <text:p>5DI</text:p>
          </table:table-cell>
          <table:table-cell office:value-type="string">
            <text:p>FR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IT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.serratore</text:p>
          </table:table-cell>
          <table:table-cell office:value-type="string">
            <text:p>3A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.serratore</text:p>
          </table:table-cell>
          <table:table-cell office:value-type="string">
            <text:p>4AI</text:p>
          </table:table-cell>
          <table:table-cell office:value-type="string">
            <text:p>ST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daniela.sfreddo</text:p>
          </table:table-cell>
          <table:table-cell office:value-type="string">
            <text:p>4AP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ntonio.sorella</text:p>
          </table:table-cell>
          <table:table-cell office:value-type="string">
            <text:p>2C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ntonio.sorella</text:p>
          </table:table-cell>
          <table:table-cell office:value-type="string">
            <text:p>4C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ntonio.sorella</text:p>
          </table:table-cell>
          <table:table-cell office:value-type="string">
            <text:p>2A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ntonio.sorella</text:p>
          </table:table-cell>
          <table:table-cell office:value-type="string">
            <text:p>1A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antonio.sorella</text:p>
          </table:table-cell>
          <table:table-cell office:value-type="string">
            <text:p>1CI</text:p>
          </table:table-cell>
          <table:table-cell office:value-type="string">
            <text:p>ECZ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co.tagliapietra</text:p>
          </table:table-cell>
          <table:table-cell office:value-type="string">
            <text:p>1C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co.tagliapietra</text:p>
          </table:table-cell>
          <table:table-cell office:value-type="string">
            <text:p>5D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co.tagliapietra</text:p>
          </table:table-cell>
          <table:table-cell office:value-type="string">
            <text:p>1E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co.tagliapietra</text:p>
          </table:table-cell>
          <table:table-cell office:value-type="string">
            <text:p>2C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co.tagliapietra</text:p>
          </table:table-cell>
          <table:table-cell office:value-type="string">
            <text:p>1D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co.tagliapietra</text:p>
          </table:table-cell>
          <table:table-cell office:value-type="string">
            <text:p>2D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marco.tagliapietra</text:p>
          </table:table-cell>
          <table:table-cell office:value-type="string">
            <text:p>1GI</text:p>
          </table:table-cell>
          <table:table-cell office:value-type="string">
            <text:p>IRC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oris.tissino</text:p>
          </table:table-cell>
          <table:table-cell office:value-type="string">
            <text:p>4AP</text:p>
          </table:table-cell>
          <table:table-cell office:value-type="string">
            <text:p>LI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oris.tissino</text:p>
          </table:table-cell>
          <table:table-cell office:value-type="string">
            <text:p>5AP</text:p>
          </table:table-cell>
          <table:table-cell office:value-type="string">
            <text:p>LI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oris.tissino</text:p>
          </table:table-cell>
          <table:table-cell office:value-type="string">
            <text:p>3AP</text:p>
          </table:table-cell>
          <table:table-cell office:value-type="string">
            <text:p>LIG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lisabetta.tonon</text:p>
          </table:table-cell>
          <table:table-cell office:value-type="string">
            <text:p>1BI</text:p>
          </table:table-cell>
          <table:table-cell office:value-type="string">
            <text:p>SDM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M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M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N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N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turrin</text:p>
          </table:table-cell>
          <table:table-cell office:value-type="string">
            <text:p>4CI</text:p>
          </table:table-cell>
          <table:table-cell office:value-type="string">
            <text:p>GE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turrin</text:p>
          </table:table-cell>
          <table:table-cell office:value-type="string">
            <text:p>3BI</text:p>
          </table:table-cell>
          <table:table-cell office:value-type="string">
            <text:p>GE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turrin</text:p>
          </table:table-cell>
          <table:table-cell office:value-type="string">
            <text:p>4AI</text:p>
          </table:table-cell>
          <table:table-cell office:value-type="string">
            <text:p>GE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turrin</text:p>
          </table:table-cell>
          <table:table-cell office:value-type="string">
            <text:p>4BI</text:p>
          </table:table-cell>
          <table:table-cell office:value-type="string">
            <text:p>GE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turrin</text:p>
          </table:table-cell>
          <table:table-cell office:value-type="string">
            <text:p>5AI</text:p>
          </table:table-cell>
          <table:table-cell office:value-type="string">
            <text:p>GE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turrin</text:p>
          </table:table-cell>
          <table:table-cell office:value-type="string">
            <text:p>3AI</text:p>
          </table:table-cell>
          <table:table-cell office:value-type="string">
            <text:p>GE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lucia.turrin</text:p>
          </table:table-cell>
          <table:table-cell office:value-type="string">
            <text:p>5BI</text:p>
          </table:table-cell>
          <table:table-cell office:value-type="string">
            <text:p>GEO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nunzia.venuti</text:p>
          </table:table-cell>
          <table:table-cell office:value-type="string">
            <text:p>3B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nunzia.venuti</text:p>
          </table:table-cell>
          <table:table-cell office:value-type="string">
            <text:p>4B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nunzia.venuti</text:p>
          </table:table-cell>
          <table:table-cell office:value-type="string">
            <text:p>2B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  <table:table-row table:style-name="ro2">
          <table:table-cell office:value-type="string">
            <text:p>nunzia.venuti</text:p>
          </table:table-cell>
          <table:table-cell office:value-type="string">
            <text:p>1BI</text:p>
          </table:table-cell>
          <table:table-cell office:value-type="string">
            <text:p>MAT</text:p>
          </table:table-cell>
          <table:table-cell office:value-type="string">
            <text:p>2009_10</text:p>
          </table:table-cell>
          <table:table-cell table:number-columns-repeated="252"/>
        </table:table-row>
      </table:table>
      <table:table table:name="Class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5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gra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track</text:p>
          </table:table-cell>
          <table:table-cell table:style-name="ce1" office:value-type="string">
            <text:p>description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1AI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2]&amp;&quot; &quot;&amp;[.C2]&amp;&quot; &quot;&amp;IF([.D2]=&quot;I&quot;;&quot;IGEA&quot;;&quot;Mercurio&quot;)" office:value-type="string" office:string-value="classe 1 A IGEA">
            <text:p>classe 1 A IGEA</text:p>
          </table:table-cell>
          <table:table-cell table:number-columns-repeated="251"/>
        </table:table-row>
        <table:table-row table:style-name="ro1">
          <table:table-cell office:value-type="string">
            <text:p>2AI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3]&amp;&quot; &quot;&amp;[.C3]&amp;&quot; &quot;&amp;IF([.D3]=&quot;I&quot;;&quot;IGEA&quot;;&quot;Mercurio&quot;)" office:value-type="string" office:string-value="classe 2 A IGEA">
            <text:p>classe 2 A IGEA</text:p>
          </table:table-cell>
          <table:table-cell table:number-columns-repeated="251"/>
        </table:table-row>
        <table:table-row table:style-name="ro1">
          <table:table-cell office:value-type="string">
            <text:p>3AI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4]&amp;&quot; &quot;&amp;[.C4]&amp;&quot; &quot;&amp;IF([.D4]=&quot;I&quot;;&quot;IGEA&quot;;&quot;Mercurio&quot;)" office:value-type="string" office:string-value="classe 3 A IGEA">
            <text:p>classe 3 A IGEA</text:p>
          </table:table-cell>
          <table:table-cell table:number-columns-repeated="251"/>
        </table:table-row>
        <table:table-row table:style-name="ro1">
          <table:table-cell office:value-type="string">
            <text:p>4AI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5]&amp;&quot; &quot;&amp;[.C5]&amp;&quot; &quot;&amp;IF([.D5]=&quot;I&quot;;&quot;IGEA&quot;;&quot;Mercurio&quot;)" office:value-type="string" office:string-value="classe 4 A IGEA">
            <text:p>classe 4 A IGEA</text:p>
          </table:table-cell>
          <table:table-cell table:number-columns-repeated="251"/>
        </table:table-row>
        <table:table-row table:style-name="ro1">
          <table:table-cell office:value-type="string">
            <text:p>5AI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6]&amp;&quot; &quot;&amp;[.C6]&amp;&quot; &quot;&amp;IF([.D6]=&quot;I&quot;;&quot;IGEA&quot;;&quot;Mercurio&quot;)" office:value-type="string" office:string-value="classe 5 A IGEA">
            <text:p>classe 5 A IGEA</text:p>
          </table:table-cell>
          <table:table-cell table:number-columns-repeated="251"/>
        </table:table-row>
        <table:table-row table:style-name="ro1">
          <table:table-cell office:value-type="string">
            <text:p>1BI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7]&amp;&quot; &quot;&amp;[.C7]&amp;&quot; &quot;&amp;IF([.D7]=&quot;I&quot;;&quot;IGEA&quot;;&quot;Mercurio&quot;)" office:value-type="string" office:string-value="classe 1 B IGEA">
            <text:p>classe 1 B IGEA</text:p>
          </table:table-cell>
          <table:table-cell table:number-columns-repeated="251"/>
        </table:table-row>
        <table:table-row table:style-name="ro1">
          <table:table-cell office:value-type="string">
            <text:p>2BI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8]&amp;&quot; &quot;&amp;[.C8]&amp;&quot; &quot;&amp;IF([.D8]=&quot;I&quot;;&quot;IGEA&quot;;&quot;Mercurio&quot;)" office:value-type="string" office:string-value="classe 2 B IGEA">
            <text:p>classe 2 B IGEA</text:p>
          </table:table-cell>
          <table:table-cell table:number-columns-repeated="251"/>
        </table:table-row>
        <table:table-row table:style-name="ro1">
          <table:table-cell office:value-type="string">
            <text:p>3BI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9]&amp;&quot; &quot;&amp;[.C9]&amp;&quot; &quot;&amp;IF([.D9]=&quot;I&quot;;&quot;IGEA&quot;;&quot;Mercurio&quot;)" office:value-type="string" office:string-value="classe 3 B IGEA">
            <text:p>classe 3 B IGEA</text:p>
          </table:table-cell>
          <table:table-cell table:number-columns-repeated="251"/>
        </table:table-row>
        <table:table-row table:style-name="ro1">
          <table:table-cell office:value-type="string">
            <text:p>4BI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10]&amp;&quot; &quot;&amp;[.C10]&amp;&quot; &quot;&amp;IF([.D10]=&quot;I&quot;;&quot;IGEA&quot;;&quot;Mercurio&quot;)" office:value-type="string" office:string-value="classe 4 B IGEA">
            <text:p>classe 4 B IGEA</text:p>
          </table:table-cell>
          <table:table-cell table:number-columns-repeated="251"/>
        </table:table-row>
        <table:table-row table:style-name="ro1">
          <table:table-cell office:value-type="string">
            <text:p>5BI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11]&amp;&quot; &quot;&amp;[.C11]&amp;&quot; &quot;&amp;IF([.D11]=&quot;I&quot;;&quot;IGEA&quot;;&quot;Mercurio&quot;)" office:value-type="string" office:string-value="classe 5 B IGEA">
            <text:p>classe 5 B IGEA</text:p>
          </table:table-cell>
          <table:table-cell table:number-columns-repeated="251"/>
        </table:table-row>
        <table:table-row table:style-name="ro1">
          <table:table-cell office:value-type="string">
            <text:p>1CI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2]&amp;&quot; &quot;&amp;[.C12]&amp;&quot; &quot;&amp;IF([.D12]=&quot;I&quot;;&quot;IGEA&quot;;&quot;Mercurio&quot;)" office:value-type="string" office:string-value="classe 1 C IGEA">
            <text:p>classe 1 C IGEA</text:p>
          </table:table-cell>
          <table:table-cell table:number-columns-repeated="251"/>
        </table:table-row>
        <table:table-row table:style-name="ro1">
          <table:table-cell office:value-type="string">
            <text:p>2CI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3]&amp;&quot; &quot;&amp;[.C13]&amp;&quot; &quot;&amp;IF([.D13]=&quot;I&quot;;&quot;IGEA&quot;;&quot;Mercurio&quot;)" office:value-type="string" office:string-value="classe 2 C IGEA">
            <text:p>classe 2 C IGEA</text:p>
          </table:table-cell>
          <table:table-cell table:number-columns-repeated="251"/>
        </table:table-row>
        <table:table-row table:style-name="ro1">
          <table:table-cell office:value-type="string">
            <text:p>3CI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4]&amp;&quot; &quot;&amp;[.C14]&amp;&quot; &quot;&amp;IF([.D14]=&quot;I&quot;;&quot;IGEA&quot;;&quot;Mercurio&quot;)" office:value-type="string" office:string-value="classe 3 C IGEA">
            <text:p>classe 3 C IGEA</text:p>
          </table:table-cell>
          <table:table-cell table:number-columns-repeated="251"/>
        </table:table-row>
        <table:table-row table:style-name="ro1">
          <table:table-cell office:value-type="string">
            <text:p>4CI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5]&amp;&quot; &quot;&amp;[.C15]&amp;&quot; &quot;&amp;IF([.D15]=&quot;I&quot;;&quot;IGEA&quot;;&quot;Mercurio&quot;)" office:value-type="string" office:string-value="classe 4 C IGEA">
            <text:p>classe 4 C IGEA</text:p>
          </table:table-cell>
          <table:table-cell table:number-columns-repeated="251"/>
        </table:table-row>
        <table:table-row table:style-name="ro1">
          <table:table-cell office:value-type="string">
            <text:p>5CI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6]&amp;&quot; &quot;&amp;[.C16]&amp;&quot; &quot;&amp;IF([.D16]=&quot;I&quot;;&quot;IGEA&quot;;&quot;Mercurio&quot;)" office:value-type="string" office:string-value="classe 5 C IGEA">
            <text:p>classe 5 C IGEA</text:p>
          </table:table-cell>
          <table:table-cell table:number-columns-repeated="251"/>
        </table:table-row>
        <table:table-row table:style-name="ro1">
          <table:table-cell table:formula="oooc:=[.B17]&amp;[.C17]&amp;[.D17]" office:value-type="string" office:string-value="1EI">
            <text:p>1EI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formula="oooc:=&quot;classe &quot;&amp;[.B17]&amp;&quot; &quot;&amp;[.C17]&amp;&quot; &quot;&amp;IF([.D17]=&quot;I&quot;;&quot;IGEA&quot;;&quot;Mercurio&quot;)" office:value-type="string" office:string-value="classe 1 E IGEA">
            <text:p>classe 1 E IGEA</text:p>
          </table:table-cell>
          <table:table-cell table:number-columns-repeated="251"/>
        </table:table-row>
        <table:table-row table:style-name="ro1">
          <table:table-cell table:formula="oooc:=[.B18]&amp;[.C18]&amp;[.D18]" office:value-type="string" office:string-value="2EI">
            <text:p>2EI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formula="oooc:=&quot;classe &quot;&amp;[.B18]&amp;&quot; &quot;&amp;[.C18]&amp;&quot; &quot;&amp;IF([.D18]=&quot;I&quot;;&quot;IGEA&quot;;&quot;Mercurio&quot;)" office:value-type="string" office:string-value="classe 2 E IGEA">
            <text:p>classe 2 E IGEA</text:p>
          </table:table-cell>
          <table:table-cell table:number-columns-repeated="251"/>
        </table:table-row>
        <table:table-row table:style-name="ro1">
          <table:table-cell table:formula="oooc:=[.B19]&amp;[.C19]&amp;[.D19]" office:value-type="string" office:string-value="1GI">
            <text:p>1GI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ooc:=&quot;classe &quot;&amp;[.B19]&amp;&quot; &quot;&amp;[.C19]&amp;&quot; &quot;&amp;IF([.D19]=&quot;I&quot;;&quot;IGEA&quot;;&quot;Mercurio&quot;)" office:value-type="string" office:string-value="classe 1 G IGEA">
            <text:p>classe 1 G IGEA</text:p>
          </table:table-cell>
          <table:table-cell table:number-columns-repeated="251"/>
        </table:table-row>
        <table:table-row table:style-name="ro1">
          <table:table-cell table:formula="oooc:=[.B20]&amp;[.C20]&amp;[.D20]" office:value-type="string" office:string-value="2DI">
            <text:p>2DI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0]&amp;&quot; &quot;&amp;[.C20]&amp;&quot; &quot;&amp;IF([.D20]=&quot;I&quot;;&quot;IGEA&quot;;&quot;Mercurio&quot;)" office:value-type="string" office:string-value="classe 2 D IGEA">
            <text:p>classe 2 D IGEA</text:p>
          </table:table-cell>
          <table:table-cell table:number-columns-repeated="251"/>
        </table:table-row>
        <table:table-row table:style-name="ro1">
          <table:table-cell table:formula="oooc:=[.B21]&amp;[.C21]&amp;[.D21]" office:value-type="string" office:string-value="5DI">
            <text:p>5DI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1]&amp;&quot; &quot;&amp;[.C21]&amp;&quot; &quot;&amp;IF([.D21]=&quot;I&quot;;&quot;IGEA&quot;;&quot;Mercurio&quot;)" office:value-type="string" office:string-value="classe 5 D IGEA">
            <text:p>classe 5 D IGEA</text:p>
          </table:table-cell>
          <table:table-cell table:number-columns-repeated="251"/>
        </table:table-row>
        <table:table-row table:style-name="ro1">
          <table:table-cell table:formula="oooc:=[.B22]&amp;[.C22]&amp;[.D22]" office:value-type="string" office:string-value="1DI">
            <text:p>1DI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2]&amp;&quot; &quot;&amp;[.C22]&amp;&quot; &quot;&amp;IF([.D22]=&quot;I&quot;;&quot;IGEA&quot;;&quot;Mercurio&quot;)" office:value-type="string" office:string-value="classe 1 D IGEA">
            <text:p>classe 1 D IGEA</text:p>
          </table:table-cell>
          <table:table-cell table:number-columns-repeated="251"/>
        </table:table-row>
      </table:table>
      <table:table table:name="'file:///home/loris/Scrivania/Docenti-materie-classi.xls'#Docenti_materie_classi" table:style-name="ta2" table:print="false">
        <table:table-source xlink:href="/home/loris/Scrivania/Docenti-materie-classi.xls" table:table-name="Docenti_materie_classi" table:filter-name="MS Excel 97" table:mode="copy-results-only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ce2"/>
        <table:table-column table:style-name="co13" table:number-columns-repeated="250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string">
            <text:p>ARAMINO EVELINA</text:p>
          </table:table-cell>
          <table:table-cell office:value-type="float" office:value="8">
            <text:p>8</text:p>
          </table:table-cell>
          <table:table-cell office:value-type="string">
            <text:p>ARAMINO</text:p>
          </table:table-cell>
          <table:table-cell office:value-type="string">
            <text:p>EVELINA</text:p>
          </table:table-cell>
          <table:table-cell office:value-type="string">
            <text:p>evelina.aramin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AGALÀ BIANCA</text:p>
          </table:table-cell>
          <table:table-cell office:value-type="float" office:value="7">
            <text:p>7</text:p>
          </table:table-cell>
          <table:table-cell office:value-type="string">
            <text:p>BAGALÀ</text:p>
          </table:table-cell>
          <table:table-cell office:value-type="string">
            <text:p>BIANCA</text:p>
          </table:table-cell>
          <table:table-cell office:value-type="string">
            <text:p>bianca.bagal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ARSOTTI MARINA</text:p>
          </table:table-cell>
          <table:table-cell office:value-type="float" office:value="9">
            <text:p>9</text:p>
          </table:table-cell>
          <table:table-cell office:value-type="string">
            <text:p>BARSOTTI</text:p>
          </table:table-cell>
          <table:table-cell office:value-type="string">
            <text:p>MARINA</text:p>
          </table:table-cell>
          <table:table-cell office:value-type="string">
            <text:p>marina.bars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IONDO DONATELLA</text:p>
          </table:table-cell>
          <table:table-cell office:value-type="float" office:value="7">
            <text:p>7</text:p>
          </table:table-cell>
          <table:table-cell office:value-type="string">
            <text:p>BIONDO</text:p>
          </table:table-cell>
          <table:table-cell office:value-type="string">
            <text:p>DONATELLA</text:p>
          </table:table-cell>
          <table:table-cell office:value-type="string">
            <text:p>donatella.biond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LARASIN GIANPIERO</text:p>
          </table:table-cell>
          <table:table-cell office:value-type="float" office:value="9">
            <text:p>9</text:p>
          </table:table-cell>
          <table:table-cell office:value-type="string">
            <text:p>BLARASIN</text:p>
          </table:table-cell>
          <table:table-cell office:value-type="string">
            <text:p>GIANPIERO</text:p>
          </table:table-cell>
          <table:table-cell office:value-type="string">
            <text:p>gianpiero.blaras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OMBEN MATILDE</text:p>
          </table:table-cell>
          <table:table-cell office:value-type="float" office:value="7">
            <text:p>7</text:p>
          </table:table-cell>
          <table:table-cell office:value-type="string">
            <text:p>BOMBEN</text:p>
          </table:table-cell>
          <table:table-cell office:value-type="string">
            <text:p>MATILDE</text:p>
          </table:table-cell>
          <table:table-cell office:value-type="string">
            <text:p>matilde.bombe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ONAZZA MARIA CRISTINA</text:p>
          </table:table-cell>
          <table:table-cell office:value-type="float" office:value="8">
            <text:p>8</text:p>
          </table:table-cell>
          <table:table-cell office:value-type="string">
            <text:p>BONAZZA</text:p>
          </table:table-cell>
          <table:table-cell office:value-type="string">
            <text:p>MARIA CRISTINA</text:p>
          </table:table-cell>
          <table:table-cell office:value-type="string">
            <text:p>cristina.bonazz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RAIDOTTI BRUNA</text:p>
          </table:table-cell>
          <table:table-cell office:value-type="float" office:value="10">
            <text:p>10</text:p>
          </table:table-cell>
          <table:table-cell office:value-type="string">
            <text:p>BRAIDOTTI</text:p>
          </table:table-cell>
          <table:table-cell office:value-type="string">
            <text:p>BRUNA</text:p>
          </table:table-cell>
          <table:table-cell office:value-type="string">
            <text:p>bruna.braid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RAVIN DANI</text:p>
          </table:table-cell>
          <table:table-cell office:value-type="float" office:value="7">
            <text:p>7</text:p>
          </table:table-cell>
          <table:table-cell office:value-type="string">
            <text:p>BRAVIN</text:p>
          </table:table-cell>
          <table:table-cell office:value-type="string">
            <text:p>DANI</text:p>
          </table:table-cell>
          <table:table-cell office:value-type="string">
            <text:p>dani.brav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URRA STEFANO</text:p>
          </table:table-cell>
          <table:table-cell office:value-type="float" office:value="6">
            <text:p>6</text:p>
          </table:table-cell>
          <table:table-cell office:value-type="string">
            <text:p>BURRA</text:p>
          </table:table-cell>
          <table:table-cell office:value-type="string">
            <text:p>STEFANO</text:p>
          </table:table-cell>
          <table:table-cell office:value-type="string">
            <text:p>stefano.burr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ANCIANI LUCIA</text:p>
          </table:table-cell>
          <table:table-cell office:value-type="float" office:value="9">
            <text:p>9</text:p>
          </table:table-cell>
          <table:table-cell office:value-type="string">
            <text:p>CANCIANI</text:p>
          </table:table-cell>
          <table:table-cell office:value-type="string">
            <text:p>LUCIA</text:p>
          </table:table-cell>
          <table:table-cell office:value-type="string">
            <text:p>lucia.cancian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ECOTTI VIVIANA</text:p>
          </table:table-cell>
          <table:table-cell office:value-type="float" office:value="8">
            <text:p>8</text:p>
          </table:table-cell>
          <table:table-cell office:value-type="string">
            <text:p>CECOTTI</text:p>
          </table:table-cell>
          <table:table-cell office:value-type="string">
            <text:p>VIVIANA</text:p>
          </table:table-cell>
          <table:table-cell office:value-type="string">
            <text:p>viviana.cec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ICCONOFRI PAOLO</text:p>
          </table:table-cell>
          <table:table-cell office:value-type="float" office:value="11">
            <text:p>11</text:p>
          </table:table-cell>
          <table:table-cell office:value-type="string">
            <text:p>CICCONOFRI</text:p>
          </table:table-cell>
          <table:table-cell office:value-type="string">
            <text:p>PAOLO</text:p>
          </table:table-cell>
          <table:table-cell office:value-type="string">
            <text:p>paolo.cicconofr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ONTE ANNUNZIATA</text:p>
          </table:table-cell>
          <table:table-cell office:value-type="float" office:value="6">
            <text:p>6</text:p>
          </table:table-cell>
          <table:table-cell office:value-type="string">
            <text:p>CONTE</text:p>
          </table:table-cell>
          <table:table-cell office:value-type="string">
            <text:p>ANNUNZIATA</text:p>
          </table:table-cell>
          <table:table-cell office:value-type="string">
            <text:p>annunziata.conte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OVER SARA</text:p>
          </table:table-cell>
          <table:table-cell office:value-type="float" office:value="6">
            <text:p>6</text:p>
          </table:table-cell>
          <table:table-cell office:value-type="string">
            <text:p>COVER</text:p>
          </table:table-cell>
          <table:table-cell office:value-type="string">
            <text:p>SARA</text:p>
          </table:table-cell>
          <table:table-cell office:value-type="string">
            <text:p>sara.cove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'AMICO TIZIANA</text:p>
          </table:table-cell>
          <table:table-cell office:value-type="float" office:value="8">
            <text:p>8</text:p>
          </table:table-cell>
          <table:table-cell office:value-type="string">
            <text:p>D'AMICO</text:p>
          </table:table-cell>
          <table:table-cell office:value-type="string">
            <text:p>TIZIANA</text:p>
          </table:table-cell>
          <table:table-cell office:value-type="string">
            <text:p>tiziana.damic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_CANDIDO CLAUDIA</text:p>
          </table:table-cell>
          <table:table-cell office:value-type="float" office:value="11">
            <text:p>11</text:p>
          </table:table-cell>
          <table:table-cell office:value-type="string">
            <text:p>DE_CANDIDO</text:p>
          </table:table-cell>
          <table:table-cell office:value-type="string">
            <text:p>CLAUDIA</text:p>
          </table:table-cell>
          <table:table-cell office:value-type="string">
            <text:p>claudia.decandid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_ROS LORENA</text:p>
          </table:table-cell>
          <table:table-cell office:value-type="float" office:value="7">
            <text:p>7</text:p>
          </table:table-cell>
          <table:table-cell office:value-type="string">
            <text:p>DE_ROS</text:p>
          </table:table-cell>
          <table:table-cell office:value-type="string">
            <text:p>LORENA</text:p>
          </table:table-cell>
          <table:table-cell office:value-type="string">
            <text:p>lorena.deros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L_BEN MARISA</text:p>
          </table:table-cell>
          <table:table-cell office:value-type="float" office:value="8">
            <text:p>8</text:p>
          </table:table-cell>
          <table:table-cell office:value-type="string">
            <text:p>DEL_BEN</text:p>
          </table:table-cell>
          <table:table-cell office:value-type="string">
            <text:p>MARISA</text:p>
          </table:table-cell>
          <table:table-cell office:value-type="string">
            <text:p>marisa.delbe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LLA_PUPPA_ZORZ SANDRINO</text:p>
          </table:table-cell>
          <table:table-cell office:value-type="float" office:value="17">
            <text:p>17</text:p>
          </table:table-cell>
          <table:table-cell office:value-type="string">
            <text:p>DELLA_PUPPA_ZORZ</text:p>
          </table:table-cell>
          <table:table-cell office:value-type="string">
            <text:p>SANDRINO</text:p>
          </table:table-cell>
          <table:table-cell office:value-type="string">
            <text:p>sandrino.dellapupp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FANT SILVANA</text:p>
          </table:table-cell>
          <table:table-cell office:value-type="float" office:value="8">
            <text:p>8</text:p>
          </table:table-cell>
          <table:table-cell office:value-type="string">
            <text:p>DI_FANT</text:p>
          </table:table-cell>
          <table:table-cell office:value-type="string">
            <text:p>SILVANA</text:p>
          </table:table-cell>
          <table:table-cell office:value-type="string">
            <text:p>silvana.difant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IULIO LANFRANCA</text:p>
          </table:table-cell>
          <table:table-cell office:value-type="float" office:value="9">
            <text:p>9</text:p>
          </table:table-cell>
          <table:table-cell office:value-type="string">
            <text:p>DI_IULIO</text:p>
          </table:table-cell>
          <table:table-cell office:value-type="string">
            <text:p>LANFRANCA</text:p>
          </table:table-cell>
          <table:table-cell office:value-type="string">
            <text:p>lanfranca.diiuli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PASQUA SALVATORE</text:p>
          </table:table-cell>
          <table:table-cell office:value-type="float" office:value="10">
            <text:p>10</text:p>
          </table:table-cell>
          <table:table-cell office:value-type="string">
            <text:p>DI_PASQUA</text:p>
          </table:table-cell>
          <table:table-cell office:value-type="string">
            <text:p>SALVATORE</text:p>
          </table:table-cell>
          <table:table-cell office:value-type="string">
            <text:p>salvatore.dipasqu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ALCO GABRIELE</text:p>
          </table:table-cell>
          <table:table-cell office:value-type="float" office:value="6">
            <text:p>6</text:p>
          </table:table-cell>
          <table:table-cell office:value-type="string">
            <text:p>FALCO</text:p>
          </table:table-cell>
          <table:table-cell office:value-type="string">
            <text:p>GABRIELE</text:p>
          </table:table-cell>
          <table:table-cell office:value-type="string">
            <text:p>gabriele.falc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EDATO MARIAPIA</text:p>
          </table:table-cell>
          <table:table-cell office:value-type="float" office:value="7">
            <text:p>7</text:p>
          </table:table-cell>
          <table:table-cell office:value-type="string">
            <text:p>FEDATO</text:p>
          </table:table-cell>
          <table:table-cell office:value-type="string">
            <text:p>MARIAPIA</text:p>
          </table:table-cell>
          <table:table-cell office:value-type="string">
            <text:p>mariapia.feda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ELICIELLO ROSARIO</text:p>
          </table:table-cell>
          <table:table-cell office:value-type="float" office:value="11">
            <text:p>11</text:p>
          </table:table-cell>
          <table:table-cell office:value-type="string">
            <text:p>FELICIELLO</text:p>
          </table:table-cell>
          <table:table-cell office:value-type="string">
            <text:p>ROSARIO</text:p>
          </table:table-cell>
          <table:table-cell office:value-type="string">
            <text:p>rosario.feliciell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ORNASIER SILVANA</text:p>
          </table:table-cell>
          <table:table-cell office:value-type="float" office:value="10">
            <text:p>10</text:p>
          </table:table-cell>
          <table:table-cell office:value-type="string">
            <text:p>FORNASIER</text:p>
          </table:table-cell>
          <table:table-cell office:value-type="string">
            <text:p>SILVANA</text:p>
          </table:table-cell>
          <table:table-cell office:value-type="string">
            <text:p>silvana.fornasie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ARLATO FLAVIA</text:p>
          </table:table-cell>
          <table:table-cell office:value-type="float" office:value="8">
            <text:p>8</text:p>
          </table:table-cell>
          <table:table-cell office:value-type="string">
            <text:p>GARLATO</text:p>
          </table:table-cell>
          <table:table-cell office:value-type="string">
            <text:p>FLAVIA</text:p>
          </table:table-cell>
          <table:table-cell office:value-type="string">
            <text:p>flavia.garla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ARLATO FLORA</text:p>
          </table:table-cell>
          <table:table-cell office:value-type="float" office:value="8">
            <text:p>8</text:p>
          </table:table-cell>
          <table:table-cell office:value-type="string">
            <text:p>GARLATO</text:p>
          </table:table-cell>
          <table:table-cell office:value-type="string">
            <text:p>FLORA</text:p>
          </table:table-cell>
          <table:table-cell office:value-type="string">
            <text:p>flora.garla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IACOMINI MARCO</text:p>
          </table:table-cell>
          <table:table-cell office:value-type="float" office:value="10">
            <text:p>10</text:p>
          </table:table-cell>
          <table:table-cell office:value-type="string">
            <text:p>GIACOMINI</text:p>
          </table:table-cell>
          <table:table-cell office:value-type="string">
            <text:p>MARCO</text:p>
          </table:table-cell>
          <table:table-cell office:value-type="string">
            <text:p>marco.giacomin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RI FRANCESCO</text:p>
          </table:table-cell>
          <table:table-cell office:value-type="float" office:value="4">
            <text:p>4</text:p>
          </table:table-cell>
          <table:table-cell office:value-type="string">
            <text:p>GRI</text:p>
          </table:table-cell>
          <table:table-cell office:value-type="string">
            <text:p>FRANCESCO</text:p>
          </table:table-cell>
          <table:table-cell office:value-type="string">
            <text:p>francesco.gr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RIZZO CLARA</text:p>
          </table:table-cell>
          <table:table-cell office:value-type="float" office:value="7">
            <text:p>7</text:p>
          </table:table-cell>
          <table:table-cell office:value-type="string">
            <text:p>GRIZZO</text:p>
          </table:table-cell>
          <table:table-cell office:value-type="string">
            <text:p>CLARA</text:p>
          </table:table-cell>
          <table:table-cell office:value-type="string">
            <text:p>clara.grizz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UIDUCCI FIORELLA</text:p>
          </table:table-cell>
          <table:table-cell office:value-type="float" office:value="9">
            <text:p>9</text:p>
          </table:table-cell>
          <table:table-cell office:value-type="string">
            <text:p>GUIDUCCI</text:p>
          </table:table-cell>
          <table:table-cell office:value-type="string">
            <text:p>FIORELLA</text:p>
          </table:table-cell>
          <table:table-cell office:value-type="string">
            <text:p>fiorella.guiducc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INGRASCIOTTA ROMUALDO</text:p>
          </table:table-cell>
          <table:table-cell office:value-type="float" office:value="13">
            <text:p>13</text:p>
          </table:table-cell>
          <table:table-cell office:value-type="string">
            <text:p>INGRASCIOTTA</text:p>
          </table:table-cell>
          <table:table-cell office:value-type="string">
            <text:p>ROMUALDO</text:p>
          </table:table-cell>
          <table:table-cell office:value-type="string">
            <text:p>r.ingrasciott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KLOETZNER PETRA</text:p>
          </table:table-cell>
          <table:table-cell office:value-type="float" office:value="10">
            <text:p>10</text:p>
          </table:table-cell>
          <table:table-cell office:value-type="string">
            <text:p>KLOETZNER</text:p>
          </table:table-cell>
          <table:table-cell office:value-type="string">
            <text:p>PETRA</text:p>
          </table:table-cell>
          <table:table-cell office:value-type="string">
            <text:p>petra.kloetzne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LIVA DOMENICO</text:p>
          </table:table-cell>
          <table:table-cell office:value-type="float" office:value="5">
            <text:p>5</text:p>
          </table:table-cell>
          <table:table-cell office:value-type="string">
            <text:p>LIVA</text:p>
          </table:table-cell>
          <table:table-cell office:value-type="string">
            <text:p>DOMENICO</text:p>
          </table:table-cell>
          <table:table-cell office:value-type="string">
            <text:p>domenico.liv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CCORIN MARIAROSA</text:p>
          </table:table-cell>
          <table:table-cell office:value-type="float" office:value="9">
            <text:p>9</text:p>
          </table:table-cell>
          <table:table-cell office:value-type="string">
            <text:p>MACCORIN</text:p>
          </table:table-cell>
          <table:table-cell office:value-type="string">
            <text:p>MARIAROSA</text:p>
          </table:table-cell>
          <table:table-cell office:value-type="string">
            <text:p>mariarosa.maccor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NFRIN LIVIO</text:p>
          </table:table-cell>
          <table:table-cell office:value-type="float" office:value="8">
            <text:p>8</text:p>
          </table:table-cell>
          <table:table-cell office:value-type="string">
            <text:p>MANFRIN</text:p>
          </table:table-cell>
          <table:table-cell office:value-type="string">
            <text:p>LIVIO</text:p>
          </table:table-cell>
          <table:table-cell office:value-type="string">
            <text:p>livio.manfr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RIUZZI LAURA</text:p>
          </table:table-cell>
          <table:table-cell office:value-type="float" office:value="9">
            <text:p>9</text:p>
          </table:table-cell>
          <table:table-cell office:value-type="string">
            <text:p>MARIUZZI</text:p>
          </table:table-cell>
          <table:table-cell office:value-type="string">
            <text:p>LAURA</text:p>
          </table:table-cell>
          <table:table-cell office:value-type="string">
            <text:p>laura.mariuzz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RTINI GABRIELLA</text:p>
          </table:table-cell>
          <table:table-cell office:value-type="float" office:value="8">
            <text:p>8</text:p>
          </table:table-cell>
          <table:table-cell office:value-type="string">
            <text:p>MARTINI</text:p>
          </table:table-cell>
          <table:table-cell office:value-type="string">
            <text:p>GABRIELLA</text:p>
          </table:table-cell>
          <table:table-cell office:value-type="string">
            <text:p>gabriella.martin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ONTI MARIA ELENA</text:p>
          </table:table-cell>
          <table:table-cell office:value-type="float" office:value="6">
            <text:p>6</text:p>
          </table:table-cell>
          <table:table-cell office:value-type="string">
            <text:p>MONTI</text:p>
          </table:table-cell>
          <table:table-cell office:value-type="string">
            <text:p>MARIA ELENA</text:p>
          </table:table-cell>
          <table:table-cell office:value-type="string">
            <text:p>elena.mon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ORES PAOLA</text:p>
          </table:table-cell>
          <table:table-cell office:value-type="float" office:value="6">
            <text:p>6</text:p>
          </table:table-cell>
          <table:table-cell office:value-type="string">
            <text:p>MORES</text:p>
          </table:table-cell>
          <table:table-cell office:value-type="string">
            <text:p>PAOLA</text:p>
          </table:table-cell>
          <table:table-cell office:value-type="string">
            <text:p>paola.mores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UZZO RAFFAELA</text:p>
          </table:table-cell>
          <table:table-cell office:value-type="float" office:value="6">
            <text:p>6</text:p>
          </table:table-cell>
          <table:table-cell office:value-type="string">
            <text:p>MUZZO</text:p>
          </table:table-cell>
          <table:table-cell office:value-type="string">
            <text:p>RAFFAELA</text:p>
          </table:table-cell>
          <table:table-cell office:value-type="string">
            <text:p>raffaela.muzz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NAIBO FABIO</text:p>
          </table:table-cell>
          <table:table-cell office:value-type="float" office:value="6">
            <text:p>6</text:p>
          </table:table-cell>
          <table:table-cell office:value-type="string">
            <text:p>NAIBO</text:p>
          </table:table-cell>
          <table:table-cell office:value-type="string">
            <text:p>FABIO</text:p>
          </table:table-cell>
          <table:table-cell office:value-type="string">
            <text:p>fabio.naib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ARUTTA SABRINA</text:p>
          </table:table-cell>
          <table:table-cell office:value-type="float" office:value="8">
            <text:p>8</text:p>
          </table:table-cell>
          <table:table-cell office:value-type="string">
            <text:p>PARUTTA</text:p>
          </table:table-cell>
          <table:table-cell office:value-type="string">
            <text:p>SABRINA</text:p>
          </table:table-cell>
          <table:table-cell office:value-type="string">
            <text:p>sabrina.parutt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ETRACCO ROBERTO</text:p>
          </table:table-cell>
          <table:table-cell office:value-type="float" office:value="9">
            <text:p>9</text:p>
          </table:table-cell>
          <table:table-cell office:value-type="string">
            <text:p>PETRACCO</text:p>
          </table:table-cell>
          <table:table-cell office:value-type="string">
            <text:p>ROBERTO</text:p>
          </table:table-cell>
          <table:table-cell office:value-type="string">
            <text:p>roberto.petracc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IN SONIA</text:p>
          </table:table-cell>
          <table:table-cell office:value-type="float" office:value="4">
            <text:p>4</text:p>
          </table:table-cell>
          <table:table-cell office:value-type="string">
            <text:p>PIN</text:p>
          </table:table-cell>
          <table:table-cell office:value-type="string">
            <text:p>SONIA</text:p>
          </table:table-cell>
          <table:table-cell office:value-type="string">
            <text:p>sonja.p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ROTTI ERIKA</text:p>
          </table:table-cell>
          <table:table-cell office:value-type="float" office:value="7">
            <text:p>7</text:p>
          </table:table-cell>
          <table:table-cell office:value-type="string">
            <text:p>PROTTI</text:p>
          </table:table-cell>
          <table:table-cell office:value-type="string">
            <text:p>ERIKA</text:p>
          </table:table-cell>
          <table:table-cell office:value-type="string">
            <text:p>erika.pr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RONCARATI PIERCARLO</text:p>
          </table:table-cell>
          <table:table-cell office:value-type="float" office:value="10">
            <text:p>10</text:p>
          </table:table-cell>
          <table:table-cell office:value-type="string">
            <text:p>RONCARATI</text:p>
          </table:table-cell>
          <table:table-cell office:value-type="string">
            <text:p>PIERCARLO</text:p>
          </table:table-cell>
          <table:table-cell office:value-type="string">
            <text:p>piercarlo.roncara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RONCHESE OMERO</text:p>
          </table:table-cell>
          <table:table-cell office:value-type="float" office:value="9">
            <text:p>9</text:p>
          </table:table-cell>
          <table:table-cell office:value-type="string">
            <text:p>RONCHESE</text:p>
          </table:table-cell>
          <table:table-cell office:value-type="string">
            <text:p>OMERO</text:p>
          </table:table-cell>
          <table:table-cell office:value-type="string">
            <text:p>omero.ronchese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ACILOTTO MIRIAM</text:p>
          </table:table-cell>
          <table:table-cell office:value-type="float" office:value="10">
            <text:p>10</text:p>
          </table:table-cell>
          <table:table-cell office:value-type="string">
            <text:p>SACILOTTO</text:p>
          </table:table-cell>
          <table:table-cell office:value-type="string">
            <text:p>MIRIAM</text:p>
          </table:table-cell>
          <table:table-cell office:value-type="string">
            <text:p>miriam.sacilot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ARTOR MARIO</text:p>
          </table:table-cell>
          <table:table-cell office:value-type="float" office:value="7">
            <text:p>7</text:p>
          </table:table-cell>
          <table:table-cell office:value-type="string">
            <text:p>SARTOR</text:p>
          </table:table-cell>
          <table:table-cell office:value-type="string">
            <text:p>MARIO</text:p>
          </table:table-cell>
          <table:table-cell office:value-type="string">
            <text:p>mario.sarto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ERINELLI ANGELA</text:p>
          </table:table-cell>
          <table:table-cell office:value-type="float" office:value="10">
            <text:p>10</text:p>
          </table:table-cell>
          <table:table-cell office:value-type="string">
            <text:p>SERINELLI</text:p>
          </table:table-cell>
          <table:table-cell office:value-type="string">
            <text:p>ANGELA</text:p>
          </table:table-cell>
          <table:table-cell office:value-type="string">
            <text:p>angela.serinell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ERRATORE MARIA GRAZIA</text:p>
          </table:table-cell>
          <table:table-cell office:value-type="float" office:value="10">
            <text:p>10</text:p>
          </table:table-cell>
          <table:table-cell office:value-type="string">
            <text:p>SERRATORE</text:p>
          </table:table-cell>
          <table:table-cell office:value-type="string">
            <text:p>MARIA GRAZIA</text:p>
          </table:table-cell>
          <table:table-cell office:value-type="string">
            <text:p>m.serratore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FREDDO DANIELA</text:p>
          </table:table-cell>
          <table:table-cell office:value-type="float" office:value="8">
            <text:p>8</text:p>
          </table:table-cell>
          <table:table-cell office:value-type="string">
            <text:p>SFREDDO</text:p>
          </table:table-cell>
          <table:table-cell office:value-type="string">
            <text:p>DANIELA</text:p>
          </table:table-cell>
          <table:table-cell office:value-type="string">
            <text:p>daniela.sfredd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ORELLA ANTONIO</text:p>
          </table:table-cell>
          <table:table-cell office:value-type="float" office:value="8">
            <text:p>8</text:p>
          </table:table-cell>
          <table:table-cell office:value-type="string">
            <text:p>SORELLA</text:p>
          </table:table-cell>
          <table:table-cell office:value-type="string">
            <text:p>ANTONIO</text:p>
          </table:table-cell>
          <table:table-cell office:value-type="string">
            <text:p>antonio.sorell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AGLIAPIETRA MARCO</text:p>
          </table:table-cell>
          <table:table-cell office:value-type="float" office:value="13">
            <text:p>13</text:p>
          </table:table-cell>
          <table:table-cell office:value-type="string">
            <text:p>TAGLIAPIETRA</text:p>
          </table:table-cell>
          <table:table-cell office:value-type="string">
            <text:p>MARCO</text:p>
          </table:table-cell>
          <table:table-cell office:value-type="string">
            <text:p>marco.tagliapietr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ISSINO LORIS</text:p>
          </table:table-cell>
          <table:table-cell office:value-type="float" office:value="8">
            <text:p>8</text:p>
          </table:table-cell>
          <table:table-cell office:value-type="string">
            <text:p>TISSINO</text:p>
          </table:table-cell>
          <table:table-cell office:value-type="string">
            <text:p>LORIS</text:p>
          </table:table-cell>
          <table:table-cell office:value-type="string">
            <text:p>loris.tissin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ONON ELISABETTA</text:p>
          </table:table-cell>
          <table:table-cell office:value-type="float" office:value="6">
            <text:p>6</text:p>
          </table:table-cell>
          <table:table-cell office:value-type="string">
            <text:p>TONON</text:p>
          </table:table-cell>
          <table:table-cell office:value-type="string">
            <text:p>ELISABETTA</text:p>
          </table:table-cell>
          <table:table-cell office:value-type="string">
            <text:p>elisabetta.tono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ONUS RITA</text:p>
          </table:table-cell>
          <table:table-cell office:value-type="float" office:value="6">
            <text:p>6</text:p>
          </table:table-cell>
          <table:table-cell office:value-type="string">
            <text:p>TONUS</text:p>
          </table:table-cell>
          <table:table-cell office:value-type="string">
            <text:p>RITA</text:p>
          </table:table-cell>
          <table:table-cell office:value-type="string">
            <text:p>rita.tonus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URRIN LUCIANA</text:p>
          </table:table-cell>
          <table:table-cell office:value-type="float" office:value="7">
            <text:p>7</text:p>
          </table:table-cell>
          <table:table-cell office:value-type="string">
            <text:p>TURRIN</text:p>
          </table:table-cell>
          <table:table-cell office:value-type="string">
            <text:p>LUCIANA</text:p>
          </table:table-cell>
          <table:table-cell office:value-type="string">
            <text:p>luciana.turr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VENUTI NUNZIA</text:p>
          </table:table-cell>
          <table:table-cell office:value-type="float" office:value="7">
            <text:p>7</text:p>
          </table:table-cell>
          <table:table-cell office:value-type="string">
            <text:p>VENUTI</text:p>
          </table:table-cell>
          <table:table-cell office:value-type="string">
            <text:p>NUNZIA</text:p>
          </table:table-cell>
          <table:table-cell office:value-type="string">
            <text:p>nunzia.venu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ZANETTI ADRIANA</text:p>
          </table:table-cell>
          <table:table-cell office:value-type="float" office:value="8">
            <text:p>8</text:p>
          </table:table-cell>
          <table:table-cell office:value-type="string">
            <text:p>ZANETTI</text:p>
          </table:table-cell>
          <table:table-cell office:value-type="string">
            <text:p>ADRIANA</text:p>
          </table:table-cell>
          <table:table-cell office:value-type="string">
            <text:p>adriana.zane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</table:table>
      <table:database-ranges>
        <table:database-range table:target-range-address="Users.A1:Users.J6553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7">17/07/2009</text:date>, <text:time>08.59.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 Tissino</meta:initial-creator>
    <meta:creation-date>2009-04-14T08:57:48</meta:creation-date>
    <dc:date>2009-07-17T08:59:50</dc:date>
    <meta:editing-cycles>40</meta:editing-cycles>
    <meta:editing-duration>PT4H35M50S</meta:editing-duration>
    <meta:user-defined meta:name="Info 1"/>
    <meta:user-defined meta:name="Info 2"/>
    <meta:user-defined meta:name="Info 3"/>
    <meta:user-defined meta:name="Info 4"/>
    <meta:document-statistic meta:table-count="4" meta:cell-count="2813"/>
  </office:meta>
</office:document-meta>
</file>